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2422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1e21ff5"/>
    </style:style>
    <style:style style:name="T46" style:family="text">
      <style:text-properties officeooo:rsid="0233449b"/>
    </style:style>
    <style:style style:name="T47" style:family="text">
      <style:text-properties officeooo:rsid="02317916"/>
    </style:style>
    <style:style style:name="T48" style:family="text">
      <style:text-properties officeooo:rsid="02867bcd"/>
    </style:style>
    <style:style style:name="T49" style:family="text">
      <style:text-properties officeooo:rsid="0063a409"/>
    </style:style>
    <style:style style:name="T50" style:family="text">
      <style:text-properties officeooo:rsid="034a2232"/>
    </style:style>
    <style:style style:name="T51" style:family="text">
      <style:text-properties officeooo:rsid="0387836c"/>
    </style:style>
    <style:style style:name="T52" style:family="text">
      <style:text-properties officeooo:rsid="03a5b103"/>
    </style:style>
    <style:style style:name="T53" style:family="text">
      <style:text-properties officeooo:rsid="03a5e499"/>
    </style:style>
    <style:style style:name="T54" style:family="text">
      <style:text-properties style:font-name="EB Garamond 12 All SC" fo:font-style="normal" officeooo:rsid="03ab3c01" style:font-style-asian="normal" style:font-style-complex="normal"/>
    </style:style>
    <style:style style:name="T55" style:family="text">
      <style:text-properties style:font-name="EB Garamond 12 All SC" fo:font-style="normal" officeooo:rsid="03ad0f49" style:font-style-asian="normal" style:font-style-complex="normal"/>
    </style:style>
    <style:style style:name="T56" style:family="text">
      <style:text-properties officeooo:rsid="03b4652d"/>
    </style:style>
    <style:style style:name="T57" style:family="text">
      <style:text-properties officeooo:rsid="03b75219"/>
    </style:style>
    <style:style style:name="T58" style:family="text">
      <style:text-properties officeooo:rsid="03b7a900"/>
    </style:style>
    <style:style style:name="T59" style:family="text">
      <style:text-properties officeooo:rsid="03bc49f5"/>
    </style:style>
    <style:style style:name="T60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6">Esser-</text:span>Skala, 201<text:span text:style-name="T48">8</text:span></text:p>
      <text:p text:style-name="P22"/>
      <text:p text:style-name="P22"/>
      <text:p text:style-name="P17">© 201<text:span text:style-name="T48">8</text:span> by Wolfgang <text:span text:style-name="T56">Esser-</text:span>Skala. This edition is licensed under the<text:span text:style-name="T50"><text:line-break/></text:span>Creative Commons Attribution<text:span text:style-name="T43">-NonCommercial-ShareAlike</text:span> 4.0 International License.<text:span text:style-name="T50"><text:line-break/></text:span>To view a copy of this license, visit http://creativecommons.org/licenses/by<text:span text:style-name="T44">-nc-sa</text:span>/4.0/.</text:p>
      <text:p text:style-name="P16"/>
      <text:p text:style-name="P18">Music engraving by LilyPond 2.18.0 (http://www.lilypond.org).<text:span text:style-name="T42"><text:line-break/>Front matter</text:span> typeset with EB Garamond (http://www.georgduffner.at/ebgaramond).</text:p>
      <text:p text:style-name="P22"/>
      <text:p text:style-name="P15">First <text:span text:style-name="T45">version</text:span>, <text:span text:style-name="T60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4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2">23,1</text:span>).</text:p>
      <text:p text:style-name="P3"/>
      <text:p text:style-name="P4">In general, this edition closely follows the <text:span text:style-name="T51">manuscript</text:span>. Any changes <text:span text:style-name="T41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54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55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15"><text:line-break/></text:span><text:span text:style-name="T13"><text:line-break/></text:span><text:span text:style-name="T9"><text:line-break/></text:span><text:span text:style-name="T11"><text:line-break/></text:span><text:soft-page-break/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47">wolfgang</text:span> (at) <text:span text:style-name="T46">esser-skala</text:span>.at<text:span text:style-name="T47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56">Esser-</text:span>Skala</text:p>
      <text:p text:style-name="P28"/>
      <text:p text:style-name="P26"><text:span text:style-name="T50"><text:line-break/></text:span>C O N T E N T S</text:p>
      <text:p text:style-name="P20"/>
      <text:p text:style-name="P19"/>
      <text:p text:style-name="P14">Introitus</text:p>
      <text:p text:style-name="P21"><text:tab/>1<text:span text:style-name="T53">.1</text:span><text:tab/><text:span text:style-name="T57">Requiem</text:span><text:tab/><text:span text:style-name="T59">2<text:line-break/><text:line-break/></text:span><text:span text:style-name="T3">Kyrie</text:span><text:span text:style-name="T57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58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11T20:43:57.992981647</dc:date>
    <dc:creator>Wolfgang Skala</dc:creator>
    <meta:editing-duration>P10DT8H13M49S</meta:editing-duration>
    <meta:editing-cycles>898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609" meta:character-count="3374" meta:non-whitespace-character-count="2766"/>
  </office:meta>
</office:document-meta>
</file>